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803" officeooo:paragraph-rsid="001f3803"/>
    </style:style>
    <style:style style:name="P2" style:family="paragraph" style:parent-style-name="Standard">
      <style:text-properties officeooo:rsid="001fa2eb" officeooo:paragraph-rsid="001fa2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P Lab Project Proposal</text:p>
      <text:p text:style-name="P1"/>
      <text:p text:style-name="P2">Group Member: </text:p>
      <text:p text:style-name="P2">Qianyong Tang<text:tab/>qt344<text:tab/><text:tab/>N11366182</text:p>
      <text:p text:style-name="P2"/>
      <text:p text:style-name="P2">My project is about the audio speech recognition. I am going to implement an API which can convert human voice into text using some existing project. My API can take microphone input or an audio file input. If there is enough time, I may create it as a Restful AP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29:49.291026060</meta:creation-date>
    <dc:date>2020-07-23T21:48:04.546457597</dc:date>
    <meta:editing-duration>PT8M5S</meta:editing-duration>
    <meta:editing-cycles>1</meta:editing-cycles>
    <meta:document-statistic meta:table-count="0" meta:image-count="0" meta:object-count="0" meta:page-count="1" meta:paragraph-count="4" meta:word-count="60" meta:character-count="333" meta:non-whitespace-character-count="275"/>
    <meta:generator>LibreOffice/6.4.4.2$Linux_X86_64 LibreOffice_project/40$Build-2</meta:generator>
  </office:meta>
</office:document-meta>
</file>